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54cm" svg:height="9.005cm" svg:x="11.261cm" svg:y="0.159cm">
            <draw:object draw:notify-on-update-of-ranges="Sheet1.B1:Sheet1.B101 Sheet1.C1:Sheet1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D1]+RAND()*0.8" office:value-type="float" office:value="0.126148262713104" calcext:value-type="float">
            <text:p>0.126148262713104</text:p>
          </table:table-cell>
          <table:table-cell table:formula="of:=[.B1]" office:value-type="float" office:value="0.126148262713104" calcext:value-type="float">
            <text:p>0.126148262713104</text:p>
          </table:table-cell>
          <table:table-cell table:formula="of:=SIN([.A1]*2*PI()/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+RAND()*0.8" office:value-type="float" office:value="0.574546694650458" calcext:value-type="float">
            <text:p>0.574546694650458</text:p>
          </table:table-cell>
          <table:table-cell table:formula="of:=0.1*[.B2]+0.9*[.C1]" office:value-type="float" office:value="0.17098810590684" calcext:value-type="float">
            <text:p>0.17098810590684</text:p>
          </table:table-cell>
          <table:table-cell table:formula="of:=SIN([.A2]*2*PI()/20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3]+RAND()*0.8" office:value-type="float" office:value="0.739806080066432" calcext:value-type="float">
            <text:p>0.739806080066432</text:p>
          </table:table-cell>
          <table:table-cell table:formula="of:=0.1*[.B3]+0.9*[.C2]" office:value-type="float" office:value="0.227869903322799" calcext:value-type="float">
            <text:p>0.227869903322799</text:p>
          </table:table-cell>
          <table:table-cell table:formula="of:=SIN([.A3]*2*PI()/20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4]+RAND()*0.8" office:value-type="float" office:value="1.42563971102904" calcext:value-type="float">
            <text:p>1.42563971102904</text:p>
          </table:table-cell>
          <table:table-cell table:formula="of:=0.1*[.B4]+0.9*[.C3]" office:value-type="float" office:value="0.347646884093423" calcext:value-type="float">
            <text:p>0.347646884093423</text:p>
          </table:table-cell>
          <table:table-cell table:formula="of:=SIN([.A4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]+RAND()*0.8" office:value-type="float" office:value="1.25748474768721" calcext:value-type="float">
            <text:p>1.25748474768721</text:p>
          </table:table-cell>
          <table:table-cell table:formula="of:=0.1*[.B5]+0.9*[.C4]" office:value-type="float" office:value="0.438630670452802" calcext:value-type="float">
            <text:p>0.438630670452802</text:p>
          </table:table-cell>
          <table:table-cell table:formula="of:=SIN([.A5]*2*PI()/20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6]+RAND()*0.8" office:value-type="float" office:value="1.38426780821756" calcext:value-type="float">
            <text:p>1.38426780821756</text:p>
          </table:table-cell>
          <table:table-cell table:formula="of:=0.1*[.B6]+0.9*[.C5]" office:value-type="float" office:value="0.533194384229277" calcext:value-type="float">
            <text:p>0.533194384229277</text:p>
          </table:table-cell>
          <table:table-cell table:formula="of:=SIN([.A6]*2*PI()/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7]+RAND()*0.8" office:value-type="float" office:value="1.40060095808827" calcext:value-type="float">
            <text:p>1.40060095808827</text:p>
          </table:table-cell>
          <table:table-cell table:formula="of:=0.1*[.B7]+0.9*[.C6]" office:value-type="float" office:value="0.619935041615176" calcext:value-type="float">
            <text:p>0.619935041615176</text:p>
          </table:table-cell>
          <table:table-cell table:formula="of:=SIN([.A7]*2*PI()/20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8]+RAND()*0.8" office:value-type="float" office:value="1.59325781100165" calcext:value-type="float">
            <text:p>1.59325781100165</text:p>
          </table:table-cell>
          <table:table-cell table:formula="of:=0.1*[.B8]+0.9*[.C7]" office:value-type="float" office:value="0.717267318553823" calcext:value-type="float">
            <text:p>0.717267318553823</text:p>
          </table:table-cell>
          <table:table-cell table:formula="of:=SIN([.A8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9]+RAND()*0.8" office:value-type="float" office:value="1.33260624186771" calcext:value-type="float">
            <text:p>1.33260624186771</text:p>
          </table:table-cell>
          <table:table-cell table:formula="of:=0.1*[.B9]+0.9*[.C8]" office:value-type="float" office:value="0.778801210885212" calcext:value-type="float">
            <text:p>0.778801210885212</text:p>
          </table:table-cell>
          <table:table-cell table:formula="of:=SIN([.A9]*2*PI()/20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0]+RAND()*0.8" office:value-type="float" office:value="0.973075764893697" calcext:value-type="float">
            <text:p>0.973075764893697</text:p>
          </table:table-cell>
          <table:table-cell table:formula="of:=0.1*[.B10]+0.9*[.C9]" office:value-type="float" office:value="0.79822866628606" calcext:value-type="float">
            <text:p>0.79822866628606</text:p>
          </table:table-cell>
          <table:table-cell table:formula="of:=SIN([.A10]*2*PI()/20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1]+RAND()*0.8" office:value-type="float" office:value="0.211642487440258" calcext:value-type="float">
            <text:p>0.211642487440258</text:p>
          </table:table-cell>
          <table:table-cell table:formula="of:=0.1*[.B11]+0.9*[.C10]" office:value-type="float" office:value="0.73957004840148" calcext:value-type="float">
            <text:p>0.73957004840148</text:p>
          </table:table-cell>
          <table:table-cell table:formula="of:=SIN([.A11]*2*PI()/20)" office:value-type="float" office:value="1.22464679914735E-016" calcext:value-type="float">
            <text:p>1.22464679914735E-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2]+RAND()*0.8" office:value-type="float" office:value="0.28044885612358" calcext:value-type="float">
            <text:p>0.28044885612358</text:p>
          </table:table-cell>
          <table:table-cell table:formula="of:=0.1*[.B12]+0.9*[.C11]" office:value-type="float" office:value="0.69365792917369" calcext:value-type="float">
            <text:p>0.69365792917369</text:p>
          </table:table-cell>
          <table:table-cell table:formula="of:=SIN([.A12]*2*PI()/20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3]+RAND()*0.8" office:value-type="float" office:value="-0.289132467114199" calcext:value-type="float">
            <text:p>-0.289132467114199</text:p>
          </table:table-cell>
          <table:table-cell table:formula="of:=0.1*[.B13]+0.9*[.C12]" office:value-type="float" office:value="0.595378889544901" calcext:value-type="float">
            <text:p>0.595378889544901</text:p>
          </table:table-cell>
          <table:table-cell table:formula="of:=SIN([.A13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4]+RAND()*0.8" office:value-type="float" office:value="-0.127107475592898" calcext:value-type="float">
            <text:p>-0.127107475592898</text:p>
          </table:table-cell>
          <table:table-cell table:formula="of:=0.1*[.B14]+0.9*[.C13]" office:value-type="float" office:value="0.523130253031122" calcext:value-type="float">
            <text:p>0.523130253031122</text:p>
          </table:table-cell>
          <table:table-cell table:formula="of:=SIN([.A14]*2*PI()/20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5]+RAND()*0.8" office:value-type="float" office:value="-0.628591159017611" calcext:value-type="float">
            <text:p>-0.628591159017611</text:p>
          </table:table-cell>
          <table:table-cell table:formula="of:=0.1*[.B15]+0.9*[.C14]" office:value-type="float" office:value="0.407958111826248" calcext:value-type="float">
            <text:p>0.407958111826248</text:p>
          </table:table-cell>
          <table:table-cell table:formula="of:=SIN([.A15]*2*PI()/20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6]+RAND()*0.8" office:value-type="float" office:value="-0.591854092758149" calcext:value-type="float">
            <text:p>-0.591854092758149</text:p>
          </table:table-cell>
          <table:table-cell table:formula="of:=0.1*[.B16]+0.9*[.C15]" office:value-type="float" office:value="0.307976891367808" calcext:value-type="float">
            <text:p>0.307976891367808</text:p>
          </table:table-cell>
          <table:table-cell table:formula="of:=SIN([.A16]*2*PI()/20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7]+RAND()*0.8" office:value-type="float" office:value="-0.16677536948942" calcext:value-type="float">
            <text:p>-0.16677536948942</text:p>
          </table:table-cell>
          <table:table-cell table:formula="of:=0.1*[.B17]+0.9*[.C16]" office:value-type="float" office:value="0.260501665282086" calcext:value-type="float">
            <text:p>0.260501665282086</text:p>
          </table:table-cell>
          <table:table-cell table:formula="of:=SIN([.A17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18]+RAND()*0.8" office:value-type="float" office:value="-0.203908710821675" calcext:value-type="float">
            <text:p>-0.203908710821675</text:p>
          </table:table-cell>
          <table:table-cell table:formula="of:=0.1*[.B18]+0.9*[.C17]" office:value-type="float" office:value="0.21406062767171" calcext:value-type="float">
            <text:p>0.21406062767171</text:p>
          </table:table-cell>
          <table:table-cell table:formula="of:=SIN([.A18]*2*PI()/20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19]+RAND()*0.8" office:value-type="float" office:value="0.0899008983589518" calcext:value-type="float">
            <text:p>0.089900898358952</text:p>
          </table:table-cell>
          <table:table-cell table:formula="of:=0.1*[.B19]+0.9*[.C18]" office:value-type="float" office:value="0.201644654740434" calcext:value-type="float">
            <text:p>0.201644654740434</text:p>
          </table:table-cell>
          <table:table-cell table:formula="of:=SIN([.A19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0]+RAND()*0.8" office:value-type="float" office:value="0.336911599443151" calcext:value-type="float">
            <text:p>0.336911599443151</text:p>
          </table:table-cell>
          <table:table-cell table:formula="of:=0.1*[.B20]+0.9*[.C19]" office:value-type="float" office:value="0.215171349210705" calcext:value-type="float">
            <text:p>0.215171349210705</text:p>
          </table:table-cell>
          <table:table-cell table:formula="of:=SIN([.A20]*2*PI()/20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1]+RAND()*0.8" office:value-type="float" office:value="0.4345966511406" calcext:value-type="float">
            <text:p>0.4345966511406</text:p>
          </table:table-cell>
          <table:table-cell table:formula="of:=0.1*[.B21]+0.9*[.C20]" office:value-type="float" office:value="0.237113879403695" calcext:value-type="float">
            <text:p>0.237113879403695</text:p>
          </table:table-cell>
          <table:table-cell table:formula="of:=SIN([.A21]*2*PI()/20)" office:value-type="float" office:value="-2.44929359829471E-016" calcext:value-type="float">
            <text:p>-2.44929359829471E-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D22]+RAND()*0.8" office:value-type="float" office:value="0.835412339016007" calcext:value-type="float">
            <text:p>0.835412339016007</text:p>
          </table:table-cell>
          <table:table-cell table:formula="of:=0.1*[.B22]+0.9*[.C21]" office:value-type="float" office:value="0.296943725364926" calcext:value-type="float">
            <text:p>0.296943725364926</text:p>
          </table:table-cell>
          <table:table-cell table:formula="of:=SIN([.A22]*2*PI()/20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3]+RAND()*0.8" office:value-type="float" office:value="0.687002510965634" calcext:value-type="float">
            <text:p>0.687002510965634</text:p>
          </table:table-cell>
          <table:table-cell table:formula="of:=0.1*[.B23]+0.9*[.C22]" office:value-type="float" office:value="0.335949603924997" calcext:value-type="float">
            <text:p>0.335949603924997</text:p>
          </table:table-cell>
          <table:table-cell table:formula="of:=SIN([.A23]*2*PI()/20)" office:value-type="float" office:value="0.587785252292472" calcext:value-type="float">
            <text:p>0.587785252292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D24]+RAND()*0.8" office:value-type="float" office:value="0.975762011005686" calcext:value-type="float">
            <text:p>0.975762011005686</text:p>
          </table:table-cell>
          <table:table-cell table:formula="of:=0.1*[.B24]+0.9*[.C23]" office:value-type="float" office:value="0.399930844633066" calcext:value-type="float">
            <text:p>0.399930844633066</text:p>
          </table:table-cell>
          <table:table-cell table:formula="of:=SIN([.A24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D25]+RAND()*0.8" office:value-type="float" office:value="1.45344411957436" calcext:value-type="float">
            <text:p>1.45344411957436</text:p>
          </table:table-cell>
          <table:table-cell table:formula="of:=0.1*[.B25]+0.9*[.C24]" office:value-type="float" office:value="0.505282172127195" calcext:value-type="float">
            <text:p>0.505282172127195</text:p>
          </table:table-cell>
          <table:table-cell table:formula="of:=SIN([.A25]*2*PI()/20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26]+RAND()*0.8" office:value-type="float" office:value="1.14858688311651" calcext:value-type="float">
            <text:p>1.14858688311651</text:p>
          </table:table-cell>
          <table:table-cell table:formula="of:=0.1*[.B26]+0.9*[.C25]" office:value-type="float" office:value="0.569612643226127" calcext:value-type="float">
            <text:p>0.569612643226127</text:p>
          </table:table-cell>
          <table:table-cell table:formula="of:=SIN([.A26]*2*PI()/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D27]+RAND()*0.8" office:value-type="float" office:value="1.55869473259323" calcext:value-type="float">
            <text:p>1.55869473259323</text:p>
          </table:table-cell>
          <table:table-cell table:formula="of:=0.1*[.B27]+0.9*[.C26]" office:value-type="float" office:value="0.668520852162837" calcext:value-type="float">
            <text:p>0.668520852162837</text:p>
          </table:table-cell>
          <table:table-cell table:formula="of:=SIN([.A27]*2*PI()/20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D28]+RAND()*0.8" office:value-type="float" office:value="1.43663502157401" calcext:value-type="float">
            <text:p>1.43663502157401</text:p>
          </table:table-cell>
          <table:table-cell table:formula="of:=0.1*[.B28]+0.9*[.C27]" office:value-type="float" office:value="0.745332269103954" calcext:value-type="float">
            <text:p>0.745332269103954</text:p>
          </table:table-cell>
          <table:table-cell table:formula="of:=SIN([.A28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D29]+RAND()*0.8" office:value-type="float" office:value="0.587793259897102" calcext:value-type="float">
            <text:p>0.587793259897102</text:p>
          </table:table-cell>
          <table:table-cell table:formula="of:=0.1*[.B29]+0.9*[.C28]" office:value-type="float" office:value="0.729578368183269" calcext:value-type="float">
            <text:p>0.729578368183269</text:p>
          </table:table-cell>
          <table:table-cell table:formula="of:=SIN([.A29]*2*PI()/20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D30]+RAND()*0.8" office:value-type="float" office:value="0.362568493268596" calcext:value-type="float">
            <text:p>0.362568493268596</text:p>
          </table:table-cell>
          <table:table-cell table:formula="of:=0.1*[.B30]+0.9*[.C29]" office:value-type="float" office:value="0.692877380691802" calcext:value-type="float">
            <text:p>0.692877380691802</text:p>
          </table:table-cell>
          <table:table-cell table:formula="of:=SIN([.A30]*2*PI()/20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31]+RAND()*0.8" office:value-type="float" office:value="0.217491372954101" calcext:value-type="float">
            <text:p>0.217491372954101</text:p>
          </table:table-cell>
          <table:table-cell table:formula="of:=0.1*[.B31]+0.9*[.C30]" office:value-type="float" office:value="0.645338779918031" calcext:value-type="float">
            <text:p>0.645338779918031</text:p>
          </table:table-cell>
          <table:table-cell table:formula="of:=SIN([.A31]*2*PI()/20)" office:value-type="float" office:value="3.67394039744206E-016" calcext:value-type="float">
            <text:p>3.67394039744206E-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D32]+RAND()*0.8" office:value-type="float" office:value="0.440572648041739" calcext:value-type="float">
            <text:p>0.440572648041739</text:p>
          </table:table-cell>
          <table:table-cell table:formula="of:=0.1*[.B32]+0.9*[.C31]" office:value-type="float" office:value="0.624862166730402" calcext:value-type="float">
            <text:p>0.624862166730402</text:p>
          </table:table-cell>
          <table:table-cell table:formula="of:=SIN([.A32]*2*PI()/20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D33]+RAND()*0.8" office:value-type="float" office:value="-0.495923448928464" calcext:value-type="float">
            <text:p>-0.495923448928464</text:p>
          </table:table-cell>
          <table:table-cell table:formula="of:=0.1*[.B33]+0.9*[.C32]" office:value-type="float" office:value="0.512783605164516" calcext:value-type="float">
            <text:p>0.512783605164516</text:p>
          </table:table-cell>
          <table:table-cell table:formula="of:=SIN([.A33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D34]+RAND()*0.8" office:value-type="float" office:value="-0.355172338790403" calcext:value-type="float">
            <text:p>-0.355172338790403</text:p>
          </table:table-cell>
          <table:table-cell table:formula="of:=0.1*[.B34]+0.9*[.C33]" office:value-type="float" office:value="0.425988010769024" calcext:value-type="float">
            <text:p>0.425988010769024</text:p>
          </table:table-cell>
          <table:table-cell table:formula="of:=SIN([.A34]*2*PI()/20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D35]+RAND()*0.8" office:value-type="float" office:value="-0.186354162575532" calcext:value-type="float">
            <text:p>-0.186354162575532</text:p>
          </table:table-cell>
          <table:table-cell table:formula="of:=0.1*[.B35]+0.9*[.C34]" office:value-type="float" office:value="0.364753793434568" calcext:value-type="float">
            <text:p>0.364753793434568</text:p>
          </table:table-cell>
          <table:table-cell table:formula="of:=SIN([.A35]*2*PI()/20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D36]+RAND()*0.8" office:value-type="float" office:value="-0.904479266051203" calcext:value-type="float">
            <text:p>-0.904479266051203</text:p>
          </table:table-cell>
          <table:table-cell table:formula="of:=0.1*[.B36]+0.9*[.C35]" office:value-type="float" office:value="0.237830487485991" calcext:value-type="float">
            <text:p>0.237830487485991</text:p>
          </table:table-cell>
          <table:table-cell table:formula="of:=SIN([.A36]*2*PI()/20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D37]+RAND()*0.8" office:value-type="float" office:value="-0.212994886407483" calcext:value-type="float">
            <text:p>-0.212994886407483</text:p>
          </table:table-cell>
          <table:table-cell table:formula="of:=0.1*[.B37]+0.9*[.C36]" office:value-type="float" office:value="0.192747950096644" calcext:value-type="float">
            <text:p>0.192747950096644</text:p>
          </table:table-cell>
          <table:table-cell table:formula="of:=SIN([.A37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D38]+RAND()*0.8" office:value-type="float" office:value="-0.788687720044659" calcext:value-type="float">
            <text:p>-0.788687720044659</text:p>
          </table:table-cell>
          <table:table-cell table:formula="of:=0.1*[.B38]+0.9*[.C37]" office:value-type="float" office:value="0.0946043830825133" calcext:value-type="float">
            <text:p>0.094604383082513</text:p>
          </table:table-cell>
          <table:table-cell table:formula="of:=SIN([.A38]*2*PI()/20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D39]+RAND()*0.8" office:value-type="float" office:value="0.126873359440993" calcext:value-type="float">
            <text:p>0.126873359440993</text:p>
          </table:table-cell>
          <table:table-cell table:formula="of:=0.1*[.B39]+0.9*[.C38]" office:value-type="float" office:value="0.0978312807183613" calcext:value-type="float">
            <text:p>0.097831280718361</text:p>
          </table:table-cell>
          <table:table-cell table:formula="of:=SIN([.A39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D40]+RAND()*0.8" office:value-type="float" office:value="-0.277420187636422" calcext:value-type="float">
            <text:p>-0.277420187636422</text:p>
          </table:table-cell>
          <table:table-cell table:formula="of:=0.1*[.B40]+0.9*[.C39]" office:value-type="float" office:value="0.060306133882883" calcext:value-type="float">
            <text:p>0.060306133882883</text:p>
          </table:table-cell>
          <table:table-cell table:formula="of:=SIN([.A40]*2*PI()/20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D41]+RAND()*0.8" office:value-type="float" office:value="0.244581082556396" calcext:value-type="float">
            <text:p>0.244581082556396</text:p>
          </table:table-cell>
          <table:table-cell table:formula="of:=0.1*[.B41]+0.9*[.C40]" office:value-type="float" office:value="0.0787336287502343" calcext:value-type="float">
            <text:p>0.078733628750234</text:p>
          </table:table-cell>
          <table:table-cell table:formula="of:=SIN([.A41]*2*PI()/20)" office:value-type="float" office:value="-4.89858719658941E-016" calcext:value-type="float">
            <text:p>-4.89858719658941E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D42]+RAND()*0.8" office:value-type="float" office:value="0.966597595519527" calcext:value-type="float">
            <text:p>0.966597595519527</text:p>
          </table:table-cell>
          <table:table-cell table:formula="of:=0.1*[.B42]+0.9*[.C41]" office:value-type="float" office:value="0.167520025427164" calcext:value-type="float">
            <text:p>0.167520025427164</text:p>
          </table:table-cell>
          <table:table-cell table:formula="of:=SIN([.A42]*2*PI()/20)" office:value-type="float" office:value="0.309016994374945" calcext:value-type="float">
            <text:p>0.3090169943749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D43]+RAND()*0.8" office:value-type="float" office:value="0.882881831393409" calcext:value-type="float">
            <text:p>0.882881831393409</text:p>
          </table:table-cell>
          <table:table-cell table:formula="of:=0.1*[.B43]+0.9*[.C42]" office:value-type="float" office:value="0.239056206023788" calcext:value-type="float">
            <text:p>0.239056206023788</text:p>
          </table:table-cell>
          <table:table-cell table:formula="of:=SIN([.A43]*2*PI()/20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D44]+RAND()*0.8" office:value-type="float" office:value="0.99907716278653" calcext:value-type="float">
            <text:p>0.99907716278653</text:p>
          </table:table-cell>
          <table:table-cell table:formula="of:=0.1*[.B44]+0.9*[.C43]" office:value-type="float" office:value="0.315058301700062" calcext:value-type="float">
            <text:p>0.315058301700062</text:p>
          </table:table-cell>
          <table:table-cell table:formula="of:=SIN([.A44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D45]+RAND()*0.8" office:value-type="float" office:value="1.48360308430516" calcext:value-type="float">
            <text:p>1.48360308430516</text:p>
          </table:table-cell>
          <table:table-cell table:formula="of:=0.1*[.B45]+0.9*[.C44]" office:value-type="float" office:value="0.431912779960572" calcext:value-type="float">
            <text:p>0.431912779960572</text:p>
          </table:table-cell>
          <table:table-cell table:formula="of:=SIN([.A45]*2*PI()/20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46]+RAND()*0.8" office:value-type="float" office:value="1.44358531897888" calcext:value-type="float">
            <text:p>1.44358531897888</text:p>
          </table:table-cell>
          <table:table-cell table:formula="of:=0.1*[.B46]+0.9*[.C45]" office:value-type="float" office:value="0.533080033862402" calcext:value-type="float">
            <text:p>0.533080033862402</text:p>
          </table:table-cell>
          <table:table-cell table:formula="of:=SIN([.A46]*2*PI()/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D47]+RAND()*0.8" office:value-type="float" office:value="1.15924446213417" calcext:value-type="float">
            <text:p>1.15924446213417</text:p>
          </table:table-cell>
          <table:table-cell table:formula="of:=0.1*[.B47]+0.9*[.C46]" office:value-type="float" office:value="0.595696476689579" calcext:value-type="float">
            <text:p>0.595696476689579</text:p>
          </table:table-cell>
          <table:table-cell table:formula="of:=SIN([.A47]*2*PI()/20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D48]+RAND()*0.8" office:value-type="float" office:value="1.26867964462112" calcext:value-type="float">
            <text:p>1.26867964462112</text:p>
          </table:table-cell>
          <table:table-cell table:formula="of:=0.1*[.B48]+0.9*[.C47]" office:value-type="float" office:value="0.662994793482733" calcext:value-type="float">
            <text:p>0.662994793482733</text:p>
          </table:table-cell>
          <table:table-cell table:formula="of:=SIN([.A48]*2*PI()/20)" office:value-type="float" office:value="0.809016994374947" calcext:value-type="float">
            <text:p>0.8090169943749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D49]+RAND()*0.8" office:value-type="float" office:value="0.978597985968758" calcext:value-type="float">
            <text:p>0.978597985968758</text:p>
          </table:table-cell>
          <table:table-cell table:formula="of:=0.1*[.B49]+0.9*[.C48]" office:value-type="float" office:value="0.694555112731336" calcext:value-type="float">
            <text:p>0.694555112731336</text:p>
          </table:table-cell>
          <table:table-cell table:formula="of:=SIN([.A49]*2*PI()/20)" office:value-type="float" office:value="0.587785252292474" calcext:value-type="float">
            <text:p>0.5877852522924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D50]+RAND()*0.8" office:value-type="float" office:value="0.583281874551583" calcext:value-type="float">
            <text:p>0.583281874551583</text:p>
          </table:table-cell>
          <table:table-cell table:formula="of:=0.1*[.B50]+0.9*[.C49]" office:value-type="float" office:value="0.68342778891336" calcext:value-type="float">
            <text:p>0.68342778891336</text:p>
          </table:table-cell>
          <table:table-cell table:formula="of:=SIN([.A50]*2*PI()/20)" office:value-type="float" office:value="0.30901699437495" calcext:value-type="float">
            <text:p>0.30901699437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51]+RAND()*0.8" office:value-type="float" office:value="0.609052826557309" calcext:value-type="float">
            <text:p>0.609052826557309</text:p>
          </table:table-cell>
          <table:table-cell table:formula="of:=0.1*[.B51]+0.9*[.C50]" office:value-type="float" office:value="0.675990292677755" calcext:value-type="float">
            <text:p>0.675990292677755</text:p>
          </table:table-cell>
          <table:table-cell table:formula="of:=SIN([.A51]*2*PI()/20)" office:value-type="float" office:value="6.12323399573677E-016" calcext:value-type="float">
            <text:p>6.12323399573677E-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D52]+RAND()*0.8" office:value-type="float" office:value="0.256394268118636" calcext:value-type="float">
            <text:p>0.256394268118636</text:p>
          </table:table-cell>
          <table:table-cell table:formula="of:=0.1*[.B52]+0.9*[.C51]" office:value-type="float" office:value="0.634030690221843" calcext:value-type="float">
            <text:p>0.634030690221843</text:p>
          </table:table-cell>
          <table:table-cell table:formula="of:=SIN([.A52]*2*PI()/20)" office:value-type="float" office:value="-0.309016994374945" calcext:value-type="float">
            <text:p>-0.3090169943749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D53]+RAND()*0.8" office:value-type="float" office:value="-0.0760180609457378" calcext:value-type="float">
            <text:p>-0.076018060945738</text:p>
          </table:table-cell>
          <table:table-cell table:formula="of:=0.1*[.B53]+0.9*[.C52]" office:value-type="float" office:value="0.563025815105085" calcext:value-type="float">
            <text:p>0.563025815105085</text:p>
          </table:table-cell>
          <table:table-cell table:formula="of:=SIN([.A53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D54]+RAND()*0.8" office:value-type="float" office:value="-0.401845810643541" calcext:value-type="float">
            <text:p>-0.401845810643541</text:p>
          </table:table-cell>
          <table:table-cell table:formula="of:=0.1*[.B54]+0.9*[.C53]" office:value-type="float" office:value="0.466538652530223" calcext:value-type="float">
            <text:p>0.466538652530223</text:p>
          </table:table-cell>
          <table:table-cell table:formula="of:=SIN([.A54]*2*PI()/20)" office:value-type="float" office:value="-0.809016994374948" calcext:value-type="float">
            <text:p>-0.8090169943749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D55]+RAND()*0.8" office:value-type="float" office:value="-0.645367647180188" calcext:value-type="float">
            <text:p>-0.645367647180188</text:p>
          </table:table-cell>
          <table:table-cell table:formula="of:=0.1*[.B55]+0.9*[.C54]" office:value-type="float" office:value="0.355348022559182" calcext:value-type="float">
            <text:p>0.355348022559182</text:p>
          </table:table-cell>
          <table:table-cell table:formula="of:=SIN([.A55]*2*PI()/20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D56]+RAND()*0.8" office:value-type="float" office:value="-0.233602727483958" calcext:value-type="float">
            <text:p>-0.233602727483958</text:p>
          </table:table-cell>
          <table:table-cell table:formula="of:=0.1*[.B56]+0.9*[.C55]" office:value-type="float" office:value="0.296452947554868" calcext:value-type="float">
            <text:p>0.296452947554868</text:p>
          </table:table-cell>
          <table:table-cell table:formula="of:=SIN([.A56]*2*PI()/20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D57]+RAND()*0.8" office:value-type="float" office:value="-0.746508375214268" calcext:value-type="float">
            <text:p>-0.746508375214268</text:p>
          </table:table-cell>
          <table:table-cell table:formula="of:=0.1*[.B57]+0.9*[.C56]" office:value-type="float" office:value="0.192156815277954" calcext:value-type="float">
            <text:p>0.192156815277954</text:p>
          </table:table-cell>
          <table:table-cell table:formula="of:=SIN([.A57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D58]+RAND()*0.8" office:value-type="float" office:value="-0.125918344489443" calcext:value-type="float">
            <text:p>-0.125918344489443</text:p>
          </table:table-cell>
          <table:table-cell table:formula="of:=0.1*[.B58]+0.9*[.C57]" office:value-type="float" office:value="0.160349299301214" calcext:value-type="float">
            <text:p>0.160349299301214</text:p>
          </table:table-cell>
          <table:table-cell table:formula="of:=SIN([.A58]*2*PI()/20)" office:value-type="float" office:value="-0.809016994374949" calcext:value-type="float">
            <text:p>-0.8090169943749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D59]+RAND()*0.8" office:value-type="float" office:value="0.0439945442445382" calcext:value-type="float">
            <text:p>0.043994544244538</text:p>
          </table:table-cell>
          <table:table-cell table:formula="of:=0.1*[.B59]+0.9*[.C58]" office:value-type="float" office:value="0.148713823795547" calcext:value-type="float">
            <text:p>0.148713823795547</text:p>
          </table:table-cell>
          <table:table-cell table:formula="of:=SIN([.A59]*2*PI()/20)" office:value-type="float" office:value="-0.587785252292474" calcext:value-type="float">
            <text:p>-0.587785252292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D60]+RAND()*0.8" office:value-type="float" office:value="-0.23916066334318" calcext:value-type="float">
            <text:p>-0.23916066334318</text:p>
          </table:table-cell>
          <table:table-cell table:formula="of:=0.1*[.B60]+0.9*[.C59]" office:value-type="float" office:value="0.109926375081674" calcext:value-type="float">
            <text:p>0.109926375081674</text:p>
          </table:table-cell>
          <table:table-cell table:formula="of:=SIN([.A60]*2*PI()/20)" office:value-type="float" office:value="-0.30901699437495" calcext:value-type="float">
            <text:p>-0.309016994374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D61]+RAND()*0.8" office:value-type="float" office:value="0.266843154188245" calcext:value-type="float">
            <text:p>0.266843154188245</text:p>
          </table:table-cell>
          <table:table-cell table:formula="of:=0.1*[.B61]+0.9*[.C60]" office:value-type="float" office:value="0.125618052992331" calcext:value-type="float">
            <text:p>0.125618052992331</text:p>
          </table:table-cell>
          <table:table-cell table:formula="of:=SIN([.A61]*2*PI()/20)" office:value-type="float" office:value="-7.34788079488412E-016" calcext:value-type="float">
            <text:p>-7.34788079488412E-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D62]+RAND()*0.8" office:value-type="float" office:value="0.84031223085444" calcext:value-type="float">
            <text:p>0.84031223085444</text:p>
          </table:table-cell>
          <table:table-cell table:formula="of:=0.1*[.B62]+0.9*[.C61]" office:value-type="float" office:value="0.197087470778542" calcext:value-type="float">
            <text:p>0.197087470778542</text:p>
          </table:table-cell>
          <table:table-cell table:formula="of:=SIN([.A62]*2*PI()/20)" office:value-type="float" office:value="0.309016994374948" calcext:value-type="float">
            <text:p>0.3090169943749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D63]+RAND()*0.8" office:value-type="float" office:value="0.793580180981028" calcext:value-type="float">
            <text:p>0.793580180981028</text:p>
          </table:table-cell>
          <table:table-cell table:formula="of:=0.1*[.B63]+0.9*[.C62]" office:value-type="float" office:value="0.256736741798791" calcext:value-type="float">
            <text:p>0.256736741798791</text:p>
          </table:table-cell>
          <table:table-cell table:formula="of:=SIN([.A63]*2*PI()/20)" office:value-type="float" office:value="0.587785252292473" calcext:value-type="float">
            <text:p>0.5877852522924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D64]+RAND()*0.8" office:value-type="float" office:value="1.11290479403655" calcext:value-type="float">
            <text:p>1.11290479403655</text:p>
          </table:table-cell>
          <table:table-cell table:formula="of:=0.1*[.B64]+0.9*[.C63]" office:value-type="float" office:value="0.342353547022567" calcext:value-type="float">
            <text:p>0.342353547022567</text:p>
          </table:table-cell>
          <table:table-cell table:formula="of:=SIN([.A64]*2*PI()/20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D65]+RAND()*0.8" office:value-type="float" office:value="1.23069687507473" calcext:value-type="float">
            <text:p>1.23069687507473</text:p>
          </table:table-cell>
          <table:table-cell table:formula="of:=0.1*[.B65]+0.9*[.C64]" office:value-type="float" office:value="0.431187879827784" calcext:value-type="float">
            <text:p>0.431187879827784</text:p>
          </table:table-cell>
          <table:table-cell table:formula="of:=SIN([.A65]*2*PI()/20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66]+RAND()*0.8" office:value-type="float" office:value="1.2776076820679" calcext:value-type="float">
            <text:p>1.2776076820679</text:p>
          </table:table-cell>
          <table:table-cell table:formula="of:=0.1*[.B66]+0.9*[.C65]" office:value-type="float" office:value="0.515829860051795" calcext:value-type="float">
            <text:p>0.515829860051795</text:p>
          </table:table-cell>
          <table:table-cell table:formula="of:=SIN([.A66]*2*PI()/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D67]+RAND()*0.8" office:value-type="float" office:value="1.53188006471269" calcext:value-type="float">
            <text:p>1.53188006471269</text:p>
          </table:table-cell>
          <table:table-cell table:formula="of:=0.1*[.B67]+0.9*[.C66]" office:value-type="float" office:value="0.617434880517885" calcext:value-type="float">
            <text:p>0.617434880517885</text:p>
          </table:table-cell>
          <table:table-cell table:formula="of:=SIN([.A67]*2*PI()/20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D68]+RAND()*0.8" office:value-type="float" office:value="1.50024502434503" calcext:value-type="float">
            <text:p>1.50024502434503</text:p>
          </table:table-cell>
          <table:table-cell table:formula="of:=0.1*[.B68]+0.9*[.C67]" office:value-type="float" office:value="0.7057158949006" calcext:value-type="float">
            <text:p>0.7057158949006</text:p>
          </table:table-cell>
          <table:table-cell table:formula="of:=SIN([.A68]*2*PI()/20)" office:value-type="float" office:value="0.809016994374949" calcext:value-type="float">
            <text:p>0.8090169943749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D69]+RAND()*0.8" office:value-type="float" office:value="1.23969633338677" calcext:value-type="float">
            <text:p>1.23969633338677</text:p>
          </table:table-cell>
          <table:table-cell table:formula="of:=0.1*[.B69]+0.9*[.C68]" office:value-type="float" office:value="0.759113938749216" calcext:value-type="float">
            <text:p>0.759113938749216</text:p>
          </table:table-cell>
          <table:table-cell table:formula="of:=SIN([.A69]*2*PI()/20)" office:value-type="float" office:value="0.587785252292474" calcext:value-type="float">
            <text:p>0.5877852522924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D70]+RAND()*0.8" office:value-type="float" office:value="1.0625642399184" calcext:value-type="float">
            <text:p>1.0625642399184</text:p>
          </table:table-cell>
          <table:table-cell table:formula="of:=0.1*[.B70]+0.9*[.C69]" office:value-type="float" office:value="0.789458968866135" calcext:value-type="float">
            <text:p>0.789458968866135</text:p>
          </table:table-cell>
          <table:table-cell table:formula="of:=SIN([.A70]*2*PI()/20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71]+RAND()*0.8" office:value-type="float" office:value="0.377729984093458" calcext:value-type="float">
            <text:p>0.377729984093458</text:p>
          </table:table-cell>
          <table:table-cell table:formula="of:=0.1*[.B71]+0.9*[.C70]" office:value-type="float" office:value="0.748286070388867" calcext:value-type="float">
            <text:p>0.748286070388867</text:p>
          </table:table-cell>
          <table:table-cell table:formula="of:=SIN([.A71]*2*PI()/20)" office:value-type="float" office:value="8.57252759403147E-016" calcext:value-type="float">
            <text:p>8.57252759403147E-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D72]+RAND()*0.8" office:value-type="float" office:value="0.220706125640166" calcext:value-type="float">
            <text:p>0.220706125640166</text:p>
          </table:table-cell>
          <table:table-cell table:formula="of:=0.1*[.B72]+0.9*[.C71]" office:value-type="float" office:value="0.695528075913997" calcext:value-type="float">
            <text:p>0.695528075913997</text:p>
          </table:table-cell>
          <table:table-cell table:formula="of:=SIN([.A72]*2*PI()/20)" office:value-type="float" office:value="-0.309016994374948" calcext:value-type="float">
            <text:p>-0.3090169943749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D73]+RAND()*0.8" office:value-type="float" office:value="0.073488798163068" calcext:value-type="float">
            <text:p>0.073488798163068</text:p>
          </table:table-cell>
          <table:table-cell table:formula="of:=0.1*[.B73]+0.9*[.C72]" office:value-type="float" office:value="0.633324148138904" calcext:value-type="float">
            <text:p>0.633324148138904</text:p>
          </table:table-cell>
          <table:table-cell table:formula="of:=SIN([.A73]*2*PI()/20)" office:value-type="float" office:value="-0.587785252292473" calcext:value-type="float">
            <text:p>-0.5877852522924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D74]+RAND()*0.8" office:value-type="float" office:value="-0.0142217841811032" calcext:value-type="float">
            <text:p>-0.014221784181103</text:p>
          </table:table-cell>
          <table:table-cell table:formula="of:=0.1*[.B74]+0.9*[.C73]" office:value-type="float" office:value="0.568569554906903" calcext:value-type="float">
            <text:p>0.568569554906903</text:p>
          </table:table-cell>
          <table:table-cell table:formula="of:=SIN([.A74]*2*PI()/20)" office:value-type="float" office:value="-0.809016994374946" calcext:value-type="float">
            <text:p>-0.8090169943749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D75]+RAND()*0.8" office:value-type="float" office:value="-0.617377233350504" calcext:value-type="float">
            <text:p>-0.617377233350504</text:p>
          </table:table-cell>
          <table:table-cell table:formula="of:=0.1*[.B75]+0.9*[.C74]" office:value-type="float" office:value="0.449974876081163" calcext:value-type="float">
            <text:p>0.449974876081163</text:p>
          </table:table-cell>
          <table:table-cell table:formula="of:=SIN([.A75]*2*PI()/20)" office:value-type="float" office:value="-0.951056516295153" calcext:value-type="float">
            <text:p>-0.9510565162951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76]+RAND()*0.8" office:value-type="float" office:value="-0.96628771899268" calcext:value-type="float">
            <text:p>-0.96628771899268</text:p>
          </table:table-cell>
          <table:table-cell table:formula="of:=0.1*[.B76]+0.9*[.C75]" office:value-type="float" office:value="0.308348616573778" calcext:value-type="float">
            <text:p>0.308348616573778</text:p>
          </table:table-cell>
          <table:table-cell table:formula="of:=SIN([.A76]*2*PI()/20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D77]+RAND()*0.8" office:value-type="float" office:value="-0.71285510420226" calcext:value-type="float">
            <text:p>-0.71285510420226</text:p>
          </table:table-cell>
          <table:table-cell table:formula="of:=0.1*[.B77]+0.9*[.C76]" office:value-type="float" office:value="0.206228244496174" calcext:value-type="float">
            <text:p>0.206228244496174</text:p>
          </table:table-cell>
          <table:table-cell table:formula="of:=SIN([.A77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D78]+RAND()*0.8" office:value-type="float" office:value="-0.618889916210578" calcext:value-type="float">
            <text:p>-0.618889916210578</text:p>
          </table:table-cell>
          <table:table-cell table:formula="of:=0.1*[.B78]+0.9*[.C77]" office:value-type="float" office:value="0.123716428425499" calcext:value-type="float">
            <text:p>0.123716428425499</text:p>
          </table:table-cell>
          <table:table-cell table:formula="of:=SIN([.A78]*2*PI()/20)" office:value-type="float" office:value="-0.809016994374947" calcext:value-type="float">
            <text:p>-0.8090169943749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D79]+RAND()*0.8" office:value-type="float" office:value="-0.462400511854162" calcext:value-type="float">
            <text:p>-0.462400511854162</text:p>
          </table:table-cell>
          <table:table-cell table:formula="of:=0.1*[.B79]+0.9*[.C78]" office:value-type="float" office:value="0.0651047343975332" calcext:value-type="float">
            <text:p>0.065104734397533</text:p>
          </table:table-cell>
          <table:table-cell table:formula="of:=SIN([.A79]*2*PI()/20)" office:value-type="float" office:value="-0.587785252292474" calcext:value-type="float">
            <text:p>-0.5877852522924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D80]+RAND()*0.8" office:value-type="float" office:value="0.0208964455061099" calcext:value-type="float">
            <text:p>0.02089644550611</text:p>
          </table:table-cell>
          <table:table-cell table:formula="of:=0.1*[.B80]+0.9*[.C79]" office:value-type="float" office:value="0.0606839055083908" calcext:value-type="float">
            <text:p>0.060683905508391</text:p>
          </table:table-cell>
          <table:table-cell table:formula="of:=SIN([.A80]*2*PI()/20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81]+RAND()*0.8" office:value-type="float" office:value="0.268061792757361" calcext:value-type="float">
            <text:p>0.268061792757361</text:p>
          </table:table-cell>
          <table:table-cell table:formula="of:=0.1*[.B81]+0.9*[.C80]" office:value-type="float" office:value="0.0814216942332879" calcext:value-type="float">
            <text:p>0.081421694233288</text:p>
          </table:table-cell>
          <table:table-cell table:formula="of:=SIN([.A81]*2*PI()/20)" office:value-type="float" office:value="-9.79717439317883E-016" calcext:value-type="float">
            <text:p>-9.79717439317883E-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D82]+RAND()*0.8" office:value-type="float" office:value="0.413403960957332" calcext:value-type="float">
            <text:p>0.413403960957332</text:p>
          </table:table-cell>
          <table:table-cell table:formula="of:=0.1*[.B82]+0.9*[.C81]" office:value-type="float" office:value="0.114619920905692" calcext:value-type="float">
            <text:p>0.114619920905692</text:p>
          </table:table-cell>
          <table:table-cell table:formula="of:=SIN([.A82]*2*PI()/20)" office:value-type="float" office:value="0.309016994374945" calcext:value-type="float">
            <text:p>0.3090169943749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D83]+RAND()*0.8" office:value-type="float" office:value="1.31079128293024" calcext:value-type="float">
            <text:p>1.31079128293024</text:p>
          </table:table-cell>
          <table:table-cell table:formula="of:=0.1*[.B83]+0.9*[.C82]" office:value-type="float" office:value="0.234237057108147" calcext:value-type="float">
            <text:p>0.234237057108147</text:p>
          </table:table-cell>
          <table:table-cell table:formula="of:=SIN([.A83]*2*PI()/20)" office:value-type="float" office:value="0.587785252292469" calcext:value-type="float">
            <text:p>0.5877852522924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D84]+RAND()*0.8" office:value-type="float" office:value="1.14390197367142" calcext:value-type="float">
            <text:p>1.14390197367142</text:p>
          </table:table-cell>
          <table:table-cell table:formula="of:=0.1*[.B84]+0.9*[.C83]" office:value-type="float" office:value="0.325203548764475" calcext:value-type="float">
            <text:p>0.325203548764475</text:p>
          </table:table-cell>
          <table:table-cell table:formula="of:=SIN([.A84]*2*PI()/20)" office:value-type="float" office:value="0.809016994374948" calcext:value-type="float">
            <text:p>0.8090169943749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D85]+RAND()*0.8" office:value-type="float" office:value="1.63680879067056" calcext:value-type="float">
            <text:p>1.63680879067056</text:p>
          </table:table-cell>
          <table:table-cell table:formula="of:=0.1*[.B85]+0.9*[.C84]" office:value-type="float" office:value="0.456364072955084" calcext:value-type="float">
            <text:p>0.456364072955084</text:p>
          </table:table-cell>
          <table:table-cell table:formula="of:=SIN([.A85]*2*PI()/20)" office:value-type="float" office:value="0.951056516295153" calcext:value-type="float">
            <text:p>0.9510565162951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D86]+RAND()*0.8" office:value-type="float" office:value="1.61360696172342" calcext:value-type="float">
            <text:p>1.61360696172342</text:p>
          </table:table-cell>
          <table:table-cell table:formula="of:=0.1*[.B86]+0.9*[.C85]" office:value-type="float" office:value="0.572088361831917" calcext:value-type="float">
            <text:p>0.572088361831917</text:p>
          </table:table-cell>
          <table:table-cell table:formula="of:=SIN([.A86]*2*PI()/2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D87]+RAND()*0.8" office:value-type="float" office:value="1.60493915885114" calcext:value-type="float">
            <text:p>1.60493915885114</text:p>
          </table:table-cell>
          <table:table-cell table:formula="of:=0.1*[.B87]+0.9*[.C86]" office:value-type="float" office:value="0.675373441533839" calcext:value-type="float">
            <text:p>0.675373441533839</text:p>
          </table:table-cell>
          <table:table-cell table:formula="of:=SIN([.A87]*2*PI()/20)" office:value-type="float" office:value="0.951056516295154" calcext:value-type="float">
            <text:p>0.9510565162951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D88]+RAND()*0.8" office:value-type="float" office:value="1.56212811310511" calcext:value-type="float">
            <text:p>1.56212811310511</text:p>
          </table:table-cell>
          <table:table-cell table:formula="of:=0.1*[.B88]+0.9*[.C87]" office:value-type="float" office:value="0.764048908690966" calcext:value-type="float">
            <text:p>0.764048908690966</text:p>
          </table:table-cell>
          <table:table-cell table:formula="of:=SIN([.A88]*2*PI()/20)" office:value-type="float" office:value="0.809016994374949" calcext:value-type="float">
            <text:p>0.8090169943749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D89]+RAND()*0.8" office:value-type="float" office:value="1.12062586286741" calcext:value-type="float">
            <text:p>1.12062586286741</text:p>
          </table:table-cell>
          <table:table-cell table:formula="of:=0.1*[.B89]+0.9*[.C88]" office:value-type="float" office:value="0.79970660410861" calcext:value-type="float">
            <text:p>0.79970660410861</text:p>
          </table:table-cell>
          <table:table-cell table:formula="of:=SIN([.A89]*2*PI()/20)" office:value-type="float" office:value="0.587785252292477" calcext:value-type="float">
            <text:p>0.5877852522924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D90]+RAND()*0.8" office:value-type="float" office:value="0.389035054936216" calcext:value-type="float">
            <text:p>0.389035054936216</text:p>
          </table:table-cell>
          <table:table-cell table:formula="of:=0.1*[.B90]+0.9*[.C89]" office:value-type="float" office:value="0.758639449191371" calcext:value-type="float">
            <text:p>0.758639449191371</text:p>
          </table:table-cell>
          <table:table-cell table:formula="of:=SIN([.A90]*2*PI()/20)" office:value-type="float" office:value="0.309016994374947" calcext:value-type="float">
            <text:p>0.309016994374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91]+RAND()*0.8" office:value-type="float" office:value="0.145215199422092" calcext:value-type="float">
            <text:p>0.145215199422092</text:p>
          </table:table-cell>
          <table:table-cell table:formula="of:=0.1*[.B91]+0.9*[.C90]" office:value-type="float" office:value="0.697297024214443" calcext:value-type="float">
            <text:p>0.697297024214443</text:p>
          </table:table-cell>
          <table:table-cell table:formula="of:=SIN([.A91]*2*PI()/20)" office:value-type="float" office:value="1.10218211923262E-015" calcext:value-type="float">
            <text:p>1.10218211923262E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D92]+RAND()*0.8" office:value-type="float" office:value="0.449746972055034" calcext:value-type="float">
            <text:p>0.449746972055034</text:p>
          </table:table-cell>
          <table:table-cell table:formula="of:=0.1*[.B92]+0.9*[.C91]" office:value-type="float" office:value="0.672542018998502" calcext:value-type="float">
            <text:p>0.672542018998502</text:p>
          </table:table-cell>
          <table:table-cell table:formula="of:=SIN([.A92]*2*PI()/20)" office:value-type="float" office:value="-0.309016994374945" calcext:value-type="float">
            <text:p>-0.3090169943749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D93]+RAND()*0.8" office:value-type="float" office:value="-0.0724947765626193" calcext:value-type="float">
            <text:p>-0.072494776562619</text:p>
          </table:table-cell>
          <table:table-cell table:formula="of:=0.1*[.B93]+0.9*[.C92]" office:value-type="float" office:value="0.59803833944239" calcext:value-type="float">
            <text:p>0.59803833944239</text:p>
          </table:table-cell>
          <table:table-cell table:formula="of:=SIN([.A93]*2*PI()/20)" office:value-type="float" office:value="-0.587785252292472" calcext:value-type="float">
            <text:p>-0.5877852522924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D94]+RAND()*0.8" office:value-type="float" office:value="-0.623656747198805" calcext:value-type="float">
            <text:p>-0.623656747198805</text:p>
          </table:table-cell>
          <table:table-cell table:formula="of:=0.1*[.B94]+0.9*[.C93]" office:value-type="float" office:value="0.47586883077827" calcext:value-type="float">
            <text:p>0.47586883077827</text:p>
          </table:table-cell>
          <table:table-cell table:formula="of:=SIN([.A94]*2*PI()/20)" office:value-type="float" office:value="-0.809016994374946" calcext:value-type="float">
            <text:p>-0.8090169943749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D95]+RAND()*0.8" office:value-type="float" office:value="-0.217372133241822" calcext:value-type="float">
            <text:p>-0.217372133241822</text:p>
          </table:table-cell>
          <table:table-cell table:formula="of:=0.1*[.B95]+0.9*[.C94]" office:value-type="float" office:value="0.406544734376261" calcext:value-type="float">
            <text:p>0.406544734376261</text:p>
          </table:table-cell>
          <table:table-cell table:formula="of:=SIN([.A95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D96]+RAND()*0.8" office:value-type="float" office:value="-0.47172348247841" calcext:value-type="float">
            <text:p>-0.47172348247841</text:p>
          </table:table-cell>
          <table:table-cell table:formula="of:=0.1*[.B96]+0.9*[.C95]" office:value-type="float" office:value="0.318717912690794" calcext:value-type="float">
            <text:p>0.318717912690794</text:p>
          </table:table-cell>
          <table:table-cell table:formula="of:=SIN([.A96]*2*PI()/20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D97]+RAND()*0.8" office:value-type="float" office:value="-0.651376705461968" calcext:value-type="float">
            <text:p>-0.651376705461968</text:p>
          </table:table-cell>
          <table:table-cell table:formula="of:=0.1*[.B97]+0.9*[.C96]" office:value-type="float" office:value="0.221708450875518" calcext:value-type="float">
            <text:p>0.221708450875518</text:p>
          </table:table-cell>
          <table:table-cell table:formula="of:=SIN([.A97]*2*PI()/20)" office:value-type="float" office:value="-0.951056516295154" calcext:value-type="float">
            <text:p>-0.9510565162951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D98]+RAND()*0.8" office:value-type="float" office:value="-0.766560478030849" calcext:value-type="float">
            <text:p>-0.766560478030849</text:p>
          </table:table-cell>
          <table:table-cell table:formula="of:=0.1*[.B98]+0.9*[.C97]" office:value-type="float" office:value="0.122881557984881" calcext:value-type="float">
            <text:p>0.122881557984881</text:p>
          </table:table-cell>
          <table:table-cell table:formula="of:=SIN([.A98]*2*PI()/20)" office:value-type="float" office:value="-0.809016994374949" calcext:value-type="float">
            <text:p>-0.8090169943749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D99]+RAND()*0.8" office:value-type="float" office:value="-0.301569858022802" calcext:value-type="float">
            <text:p>-0.301569858022802</text:p>
          </table:table-cell>
          <table:table-cell table:formula="of:=0.1*[.B99]+0.9*[.C98]" office:value-type="float" office:value="0.0804364163841128" calcext:value-type="float">
            <text:p>0.080436416384113</text:p>
          </table:table-cell>
          <table:table-cell table:formula="of:=SIN([.A99]*2*PI()/20)" office:value-type="float" office:value="-0.587785252292477" calcext:value-type="float">
            <text:p>-0.5877852522924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D100]+RAND()*0.8" office:value-type="float" office:value="0.466400711157216" calcext:value-type="float">
            <text:p>0.466400711157216</text:p>
          </table:table-cell>
          <table:table-cell table:formula="of:=0.1*[.B100]+0.9*[.C99]" office:value-type="float" office:value="0.119032845861423" calcext:value-type="float">
            <text:p>0.119032845861423</text:p>
          </table:table-cell>
          <table:table-cell table:formula="of:=SIN([.A100]*2*PI()/20)" office:value-type="float" office:value="-0.309016994374947" calcext:value-type="float">
            <text:p>-0.3090169943749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D101]+RAND()*0.8" office:value-type="float" office:value="0.128962567355483" calcext:value-type="float">
            <text:p>0.128962567355483</text:p>
          </table:table-cell>
          <table:table-cell table:formula="of:=0.1*[.B101]+0.9*[.C100]" office:value-type="float" office:value="0.120025818010829" calcext:value-type="float">
            <text:p>0.120025818010829</text:p>
          </table:table-cell>
          <table:table-cell table:formula="of:=SIN([.A101]*2*PI()/20)" office:value-type="float" office:value="-1.22464679914735E-015" calcext:value-type="float">
            <text:p>-1.22464679914735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6:00:11.073000000</meta:creation-date>
    <dc:date>2020-10-01T16:04:29.152000000</dc:date>
    <meta:editing-duration>PT4M17S</meta:editing-duration>
    <meta:editing-cycles>2</meta:editing-cycles>
    <meta:generator>LibreOffice/6.4.4.2$Windows_X86_64 LibreOffice_project/3d775be2011f3886db32dfd395a6a6d1ca2630ff</meta:generator>
    <meta:document-statistic meta:table-count="1" meta:cell-count="40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41cm" svg:height="9.006cm" xlink:href=".." xlink:type="simple" chart:class="chart:line" chart:style-name="ch1">
        <chart:legend chart:legend-position="end" svg:x="18.435cm" svg:y="3.955cm" style:legend-expansion="high" chart:style-name="ch2"/>
        <chart:plot-area chart:style-name="ch3" table:cell-range-address="Sheet1.B1:Sheet1.C101" svg:x="0.41cm" svg:y="0.18cm" svg:width="17.615cm" svg:height="8.646cm">
          <chartooo:coordinate-region svg:x="1.243cm" svg:y="0.379cm" svg:width="16.64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1" chart:class="chart:line">
            <chart:data-point chart:repeated="101"/>
          </chart:series>
          <chart:series chart:style-name="ch7" chart:values-cell-range-address="Sheet1.C1:Sheet1.C10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6148262713104">
                <text:p>0.126148262713104</text:p>
                <draw:g>
                  <svg:desc>Sheet1.B1:Sheet1.B101</svg:desc>
                </draw:g>
              </table:table-cell>
              <table:table-cell office:value-type="float" office:value="0.126148262713104">
                <text:p>0.126148262713104</text:p>
                <draw:g>
                  <svg:desc>Sheet1.C1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4546694650458">
                <text:p>0.574546694650458</text:p>
              </table:table-cell>
              <table:table-cell office:value-type="float" office:value="0.17098810590684">
                <text:p>0.17098810590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9806080066432">
                <text:p>0.739806080066432</text:p>
              </table:table-cell>
              <table:table-cell office:value-type="float" office:value="0.227869903322799">
                <text:p>0.227869903322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2563971102904">
                <text:p>1.42563971102904</text:p>
              </table:table-cell>
              <table:table-cell office:value-type="float" office:value="0.347646884093423">
                <text:p>0.347646884093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748474768721">
                <text:p>1.25748474768721</text:p>
              </table:table-cell>
              <table:table-cell office:value-type="float" office:value="0.438630670452802">
                <text:p>0.43863067045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426780821756">
                <text:p>1.38426780821756</text:p>
              </table:table-cell>
              <table:table-cell office:value-type="float" office:value="0.533194384229277">
                <text:p>0.533194384229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0060095808827">
                <text:p>1.40060095808827</text:p>
              </table:table-cell>
              <table:table-cell office:value-type="float" office:value="0.619935041615176">
                <text:p>0.619935041615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325781100165">
                <text:p>1.59325781100165</text:p>
              </table:table-cell>
              <table:table-cell office:value-type="float" office:value="0.717267318553823">
                <text:p>0.717267318553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260624186771">
                <text:p>1.33260624186771</text:p>
              </table:table-cell>
              <table:table-cell office:value-type="float" office:value="0.778801210885212">
                <text:p>0.778801210885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3075764893697">
                <text:p>0.973075764893697</text:p>
              </table:table-cell>
              <table:table-cell office:value-type="float" office:value="0.79822866628606">
                <text:p>0.79822866628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1642487440258">
                <text:p>0.211642487440258</text:p>
              </table:table-cell>
              <table:table-cell office:value-type="float" office:value="0.73957004840148">
                <text:p>0.73957004840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044885612358">
                <text:p>0.28044885612358</text:p>
              </table:table-cell>
              <table:table-cell office:value-type="float" office:value="0.69365792917369">
                <text:p>0.69365792917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89132467114199">
                <text:p>-0.289132467114199</text:p>
              </table:table-cell>
              <table:table-cell office:value-type="float" office:value="0.595378889544901">
                <text:p>0.595378889544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107475592898">
                <text:p>-0.127107475592898</text:p>
              </table:table-cell>
              <table:table-cell office:value-type="float" office:value="0.523130253031122">
                <text:p>0.523130253031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28591159017611">
                <text:p>-0.628591159017611</text:p>
              </table:table-cell>
              <table:table-cell office:value-type="float" office:value="0.407958111826248">
                <text:p>0.407958111826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91854092758149">
                <text:p>-0.591854092758149</text:p>
              </table:table-cell>
              <table:table-cell office:value-type="float" office:value="0.307976891367808">
                <text:p>0.307976891367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6677536948942">
                <text:p>-0.16677536948942</text:p>
              </table:table-cell>
              <table:table-cell office:value-type="float" office:value="0.260501665282086">
                <text:p>0.260501665282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03908710821675">
                <text:p>-0.203908710821675</text:p>
              </table:table-cell>
              <table:table-cell office:value-type="float" office:value="0.21406062767171">
                <text:p>0.21406062767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9008983589518">
                <text:p>0.0899008983589518</text:p>
              </table:table-cell>
              <table:table-cell office:value-type="float" office:value="0.201644654740434">
                <text:p>0.201644654740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6911599443151">
                <text:p>0.336911599443151</text:p>
              </table:table-cell>
              <table:table-cell office:value-type="float" office:value="0.215171349210705">
                <text:p>0.215171349210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45966511406">
                <text:p>0.4345966511406</text:p>
              </table:table-cell>
              <table:table-cell office:value-type="float" office:value="0.237113879403695">
                <text:p>0.23711387940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5412339016007">
                <text:p>0.835412339016007</text:p>
              </table:table-cell>
              <table:table-cell office:value-type="float" office:value="0.296943725364926">
                <text:p>0.296943725364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7002510965634">
                <text:p>0.687002510965634</text:p>
              </table:table-cell>
              <table:table-cell office:value-type="float" office:value="0.335949603924997">
                <text:p>0.335949603924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5762011005686">
                <text:p>0.975762011005686</text:p>
              </table:table-cell>
              <table:table-cell office:value-type="float" office:value="0.399930844633066">
                <text:p>0.399930844633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344411957436">
                <text:p>1.45344411957436</text:p>
              </table:table-cell>
              <table:table-cell office:value-type="float" office:value="0.505282172127195">
                <text:p>0.505282172127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4858688311651">
                <text:p>1.14858688311651</text:p>
              </table:table-cell>
              <table:table-cell office:value-type="float" office:value="0.569612643226127">
                <text:p>0.569612643226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869473259323">
                <text:p>1.55869473259323</text:p>
              </table:table-cell>
              <table:table-cell office:value-type="float" office:value="0.668520852162837">
                <text:p>0.668520852162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663502157401">
                <text:p>1.43663502157401</text:p>
              </table:table-cell>
              <table:table-cell office:value-type="float" office:value="0.745332269103954">
                <text:p>0.745332269103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7793259897102">
                <text:p>0.587793259897102</text:p>
              </table:table-cell>
              <table:table-cell office:value-type="float" office:value="0.729578368183269">
                <text:p>0.729578368183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2568493268596">
                <text:p>0.362568493268596</text:p>
              </table:table-cell>
              <table:table-cell office:value-type="float" office:value="0.692877380691802">
                <text:p>0.692877380691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7491372954101">
                <text:p>0.217491372954101</text:p>
              </table:table-cell>
              <table:table-cell office:value-type="float" office:value="0.645338779918031">
                <text:p>0.645338779918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0572648041739">
                <text:p>0.440572648041739</text:p>
              </table:table-cell>
              <table:table-cell office:value-type="float" office:value="0.624862166730402">
                <text:p>0.624862166730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95923448928464">
                <text:p>-0.495923448928464</text:p>
              </table:table-cell>
              <table:table-cell office:value-type="float" office:value="0.512783605164516">
                <text:p>0.5127836051645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55172338790403">
                <text:p>-0.355172338790403</text:p>
              </table:table-cell>
              <table:table-cell office:value-type="float" office:value="0.425988010769024">
                <text:p>0.425988010769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86354162575532">
                <text:p>-0.186354162575532</text:p>
              </table:table-cell>
              <table:table-cell office:value-type="float" office:value="0.364753793434568">
                <text:p>0.364753793434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04479266051203">
                <text:p>-0.904479266051203</text:p>
              </table:table-cell>
              <table:table-cell office:value-type="float" office:value="0.237830487485991">
                <text:p>0.237830487485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2994886407483">
                <text:p>-0.212994886407483</text:p>
              </table:table-cell>
              <table:table-cell office:value-type="float" office:value="0.192747950096644">
                <text:p>0.192747950096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88687720044659">
                <text:p>-0.788687720044659</text:p>
              </table:table-cell>
              <table:table-cell office:value-type="float" office:value="0.0946043830825133">
                <text:p>0.0946043830825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6873359440993">
                <text:p>0.126873359440993</text:p>
              </table:table-cell>
              <table:table-cell office:value-type="float" office:value="0.0978312807183613">
                <text:p>0.0978312807183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77420187636422">
                <text:p>-0.277420187636422</text:p>
              </table:table-cell>
              <table:table-cell office:value-type="float" office:value="0.060306133882883">
                <text:p>0.060306133882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4581082556396">
                <text:p>0.244581082556396</text:p>
              </table:table-cell>
              <table:table-cell office:value-type="float" office:value="0.0787336287502343">
                <text:p>0.0787336287502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6597595519527">
                <text:p>0.966597595519527</text:p>
              </table:table-cell>
              <table:table-cell office:value-type="float" office:value="0.167520025427164">
                <text:p>0.167520025427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2881831393409">
                <text:p>0.882881831393409</text:p>
              </table:table-cell>
              <table:table-cell office:value-type="float" office:value="0.239056206023788">
                <text:p>0.239056206023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07716278653">
                <text:p>0.99907716278653</text:p>
              </table:table-cell>
              <table:table-cell office:value-type="float" office:value="0.315058301700062">
                <text:p>0.315058301700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8360308430516">
                <text:p>1.48360308430516</text:p>
              </table:table-cell>
              <table:table-cell office:value-type="float" office:value="0.431912779960572">
                <text:p>0.431912779960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4358531897888">
                <text:p>1.44358531897888</text:p>
              </table:table-cell>
              <table:table-cell office:value-type="float" office:value="0.533080033862402">
                <text:p>0.533080033862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924446213417">
                <text:p>1.15924446213417</text:p>
              </table:table-cell>
              <table:table-cell office:value-type="float" office:value="0.595696476689579">
                <text:p>0.595696476689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6867964462112">
                <text:p>1.26867964462112</text:p>
              </table:table-cell>
              <table:table-cell office:value-type="float" office:value="0.662994793482733">
                <text:p>0.662994793482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8597985968758">
                <text:p>0.978597985968758</text:p>
              </table:table-cell>
              <table:table-cell office:value-type="float" office:value="0.694555112731336">
                <text:p>0.694555112731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3281874551583">
                <text:p>0.583281874551583</text:p>
              </table:table-cell>
              <table:table-cell office:value-type="float" office:value="0.68342778891336">
                <text:p>0.68342778891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9052826557309">
                <text:p>0.609052826557309</text:p>
              </table:table-cell>
              <table:table-cell office:value-type="float" office:value="0.675990292677755">
                <text:p>0.675990292677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394268118636">
                <text:p>0.256394268118636</text:p>
              </table:table-cell>
              <table:table-cell office:value-type="float" office:value="0.634030690221843">
                <text:p>0.634030690221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760180609457378">
                <text:p>-0.0760180609457378</text:p>
              </table:table-cell>
              <table:table-cell office:value-type="float" office:value="0.563025815105085">
                <text:p>0.563025815105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1845810643541">
                <text:p>-0.401845810643541</text:p>
              </table:table-cell>
              <table:table-cell office:value-type="float" office:value="0.466538652530223">
                <text:p>0.466538652530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45367647180188">
                <text:p>-0.645367647180188</text:p>
              </table:table-cell>
              <table:table-cell office:value-type="float" office:value="0.355348022559182">
                <text:p>0.355348022559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3602727483958">
                <text:p>-0.233602727483958</text:p>
              </table:table-cell>
              <table:table-cell office:value-type="float" office:value="0.296452947554868">
                <text:p>0.296452947554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46508375214268">
                <text:p>-0.746508375214268</text:p>
              </table:table-cell>
              <table:table-cell office:value-type="float" office:value="0.192156815277954">
                <text:p>0.192156815277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25918344489443">
                <text:p>-0.125918344489443</text:p>
              </table:table-cell>
              <table:table-cell office:value-type="float" office:value="0.160349299301214">
                <text:p>0.160349299301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39945442445382">
                <text:p>0.0439945442445382</text:p>
              </table:table-cell>
              <table:table-cell office:value-type="float" office:value="0.148713823795547">
                <text:p>0.148713823795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916066334318">
                <text:p>-0.23916066334318</text:p>
              </table:table-cell>
              <table:table-cell office:value-type="float" office:value="0.109926375081674">
                <text:p>0.109926375081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843154188245">
                <text:p>0.266843154188245</text:p>
              </table:table-cell>
              <table:table-cell office:value-type="float" office:value="0.125618052992331">
                <text:p>0.125618052992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031223085444">
                <text:p>0.84031223085444</text:p>
              </table:table-cell>
              <table:table-cell office:value-type="float" office:value="0.197087470778542">
                <text:p>0.197087470778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93580180981028">
                <text:p>0.793580180981028</text:p>
              </table:table-cell>
              <table:table-cell office:value-type="float" office:value="0.256736741798791">
                <text:p>0.256736741798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290479403655">
                <text:p>1.11290479403655</text:p>
              </table:table-cell>
              <table:table-cell office:value-type="float" office:value="0.342353547022567">
                <text:p>0.342353547022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3069687507473">
                <text:p>1.23069687507473</text:p>
              </table:table-cell>
              <table:table-cell office:value-type="float" office:value="0.431187879827784">
                <text:p>0.431187879827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776076820679">
                <text:p>1.2776076820679</text:p>
              </table:table-cell>
              <table:table-cell office:value-type="float" office:value="0.515829860051795">
                <text:p>0.5158298600517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3188006471269">
                <text:p>1.53188006471269</text:p>
              </table:table-cell>
              <table:table-cell office:value-type="float" office:value="0.617434880517885">
                <text:p>0.617434880517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0024502434503">
                <text:p>1.50024502434503</text:p>
              </table:table-cell>
              <table:table-cell office:value-type="float" office:value="0.7057158949006">
                <text:p>0.7057158949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3969633338677">
                <text:p>1.23969633338677</text:p>
              </table:table-cell>
              <table:table-cell office:value-type="float" office:value="0.759113938749216">
                <text:p>0.759113938749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25642399184">
                <text:p>1.0625642399184</text:p>
              </table:table-cell>
              <table:table-cell office:value-type="float" office:value="0.789458968866135">
                <text:p>0.789458968866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7729984093458">
                <text:p>0.377729984093458</text:p>
              </table:table-cell>
              <table:table-cell office:value-type="float" office:value="0.748286070388867">
                <text:p>0.7482860703888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0706125640166">
                <text:p>0.220706125640166</text:p>
              </table:table-cell>
              <table:table-cell office:value-type="float" office:value="0.695528075913997">
                <text:p>0.695528075913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488798163068">
                <text:p>0.073488798163068</text:p>
              </table:table-cell>
              <table:table-cell office:value-type="float" office:value="0.633324148138904">
                <text:p>0.633324148138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42217841811032">
                <text:p>-0.0142217841811032</text:p>
              </table:table-cell>
              <table:table-cell office:value-type="float" office:value="0.568569554906903">
                <text:p>0.568569554906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17377233350504">
                <text:p>-0.617377233350504</text:p>
              </table:table-cell>
              <table:table-cell office:value-type="float" office:value="0.449974876081163">
                <text:p>0.449974876081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6628771899268">
                <text:p>-0.96628771899268</text:p>
              </table:table-cell>
              <table:table-cell office:value-type="float" office:value="0.308348616573778">
                <text:p>0.308348616573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1285510420226">
                <text:p>-0.71285510420226</text:p>
              </table:table-cell>
              <table:table-cell office:value-type="float" office:value="0.206228244496174">
                <text:p>0.206228244496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18889916210578">
                <text:p>-0.618889916210578</text:p>
              </table:table-cell>
              <table:table-cell office:value-type="float" office:value="0.123716428425499">
                <text:p>0.123716428425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62400511854162">
                <text:p>-0.462400511854162</text:p>
              </table:table-cell>
              <table:table-cell office:value-type="float" office:value="0.0651047343975332">
                <text:p>0.0651047343975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8964455061099">
                <text:p>0.0208964455061099</text:p>
              </table:table-cell>
              <table:table-cell office:value-type="float" office:value="0.0606839055083908">
                <text:p>0.0606839055083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8061792757361">
                <text:p>0.268061792757361</text:p>
              </table:table-cell>
              <table:table-cell office:value-type="float" office:value="0.0814216942332879">
                <text:p>0.0814216942332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3403960957332">
                <text:p>0.413403960957332</text:p>
              </table:table-cell>
              <table:table-cell office:value-type="float" office:value="0.114619920905692">
                <text:p>0.114619920905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079128293024">
                <text:p>1.31079128293024</text:p>
              </table:table-cell>
              <table:table-cell office:value-type="float" office:value="0.234237057108147">
                <text:p>0.2342370571081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4390197367142">
                <text:p>1.14390197367142</text:p>
              </table:table-cell>
              <table:table-cell office:value-type="float" office:value="0.325203548764475">
                <text:p>0.325203548764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3680879067056">
                <text:p>1.63680879067056</text:p>
              </table:table-cell>
              <table:table-cell office:value-type="float" office:value="0.456364072955084">
                <text:p>0.456364072955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1360696172342">
                <text:p>1.61360696172342</text:p>
              </table:table-cell>
              <table:table-cell office:value-type="float" office:value="0.572088361831917">
                <text:p>0.5720883618319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0493915885114">
                <text:p>1.60493915885114</text:p>
              </table:table-cell>
              <table:table-cell office:value-type="float" office:value="0.675373441533839">
                <text:p>0.675373441533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6212811310511">
                <text:p>1.56212811310511</text:p>
              </table:table-cell>
              <table:table-cell office:value-type="float" office:value="0.764048908690966">
                <text:p>0.764048908690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2062586286741">
                <text:p>1.12062586286741</text:p>
              </table:table-cell>
              <table:table-cell office:value-type="float" office:value="0.79970660410861">
                <text:p>0.799706604108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9035054936216">
                <text:p>0.389035054936216</text:p>
              </table:table-cell>
              <table:table-cell office:value-type="float" office:value="0.758639449191371">
                <text:p>0.758639449191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215199422092">
                <text:p>0.145215199422092</text:p>
              </table:table-cell>
              <table:table-cell office:value-type="float" office:value="0.697297024214443">
                <text:p>0.697297024214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9746972055034">
                <text:p>0.449746972055034</text:p>
              </table:table-cell>
              <table:table-cell office:value-type="float" office:value="0.672542018998502">
                <text:p>0.672542018998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24947765626193">
                <text:p>-0.0724947765626193</text:p>
              </table:table-cell>
              <table:table-cell office:value-type="float" office:value="0.59803833944239">
                <text:p>0.59803833944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23656747198805">
                <text:p>-0.623656747198805</text:p>
              </table:table-cell>
              <table:table-cell office:value-type="float" office:value="0.47586883077827">
                <text:p>0.47586883077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17372133241822">
                <text:p>-0.217372133241822</text:p>
              </table:table-cell>
              <table:table-cell office:value-type="float" office:value="0.406544734376261">
                <text:p>0.406544734376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7172348247841">
                <text:p>-0.47172348247841</text:p>
              </table:table-cell>
              <table:table-cell office:value-type="float" office:value="0.318717912690794">
                <text:p>0.318717912690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651376705461968">
                <text:p>-0.651376705461968</text:p>
              </table:table-cell>
              <table:table-cell office:value-type="float" office:value="0.221708450875518">
                <text:p>0.221708450875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766560478030849">
                <text:p>-0.766560478030849</text:p>
              </table:table-cell>
              <table:table-cell office:value-type="float" office:value="0.122881557984881">
                <text:p>0.122881557984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01569858022802">
                <text:p>-0.301569858022802</text:p>
              </table:table-cell>
              <table:table-cell office:value-type="float" office:value="0.0804364163841128">
                <text:p>0.0804364163841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6400711157216">
                <text:p>0.466400711157216</text:p>
              </table:table-cell>
              <table:table-cell office:value-type="float" office:value="0.119032845861423">
                <text:p>0.119032845861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8962567355483">
                <text:p>0.128962567355483</text:p>
              </table:table-cell>
              <table:table-cell office:value-type="float" office:value="0.120025818010829">
                <text:p>0.120025818010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